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9pt" officeooo:rsid="0001c2d8" officeooo:paragraph-rsid="0001c2d8"/>
    </style:style>
    <style:style style:name="P2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5" style:family="paragraph" style:parent-style-name="Standard">
      <style:text-properties officeooo:rsid="0001c2d8" officeooo:paragraph-rsid="0001c2d8"/>
    </style:style>
    <style:style style:name="P6" style:family="paragraph" style:parent-style-name="Standard">
      <style:text-properties officeooo:paragraph-rsid="0001c2d8"/>
    </style:style>
    <style:style style:name="P7" style:family="paragraph" style:parent-style-name="Standard">
      <style:text-properties fo:color="#000000" officeooo:paragraph-rsid="0001c2d8"/>
    </style:style>
    <style:style style:name="T1" style:family="text">
      <style:text-properties officeooo:rsid="0001c2d8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808000"/>
    </style:style>
    <style:style style:name="T5" style:family="text">
      <style:text-properties fo:color="#808000" style:font-name="DejaVu Sans Mono" fo:font-size="9pt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style:font-name="DejaVu Sans Mono" fo:font-size="9pt" fo:background-color="#e4e4ff" loext:char-shading-value="0"/>
    </style:style>
    <style:style style:name="T9" style:family="text">
      <style:text-properties style:font-name="DejaVu Sans Mono" fo:font-size="9pt" style:text-underline-style="solid" style:text-underline-type="double" style:text-underline-width="auto" style:text-underline-color="font-color"/>
    </style:style>
    <style:style style:name="T10" style:family="text">
      <style:text-properties style:font-name="DejaVu Sans Mono" fo:font-size="9pt" officeooo:rsid="0001c2d8"/>
    </style:style>
    <style:style style:name="T11" style:family="text">
      <style:text-properties fo:color="#660e7a" style:font-name="DejaVu Sans Mono" fo:font-size="9pt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660e7a" style:font-name="DejaVu Sans Mono" fo:font-size="9pt" fo:font-style="italic" fo:font-weight="bold"/>
    </style:style>
    <style:style style:name="T14" style:family="text">
      <style:text-properties fo:color="#0000ff" style:font-name="DejaVu Sans Mono" fo:font-size="9pt"/>
    </style:style>
    <style:style style:name="T15" style:family="text">
      <style:text-properties fo:color="#008000" style:font-name="DejaVu Sans Mono" fo:font-size="9pt" fo:font-weight="bold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ize="9pt" fo:font-style="italic"/>
    </style:style>
    <style:style style:name="T18" style:family="text">
      <style:text-properties fo:color="#000000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imatedButtonDemo<text:line-break/><text:line-break/>1) Create New Project “AnimatedButtonDemo”. <text:s/>Give name and proper package name and choose appropriate location demo for project.</text:p>
      <text:p text:style-name="P5">[SSAnimBtDemo1]</text:p>
      <text:p text:style-name="P5"/>
      <text:p text:style-name="P5">2) Choose Min support SDK to use this project.<text:line-break/>[SSAnimBtDemo2]</text:p>
      <text:p text:style-name="P5"/>
      <text:p text:style-name="P5">3) Select Add No Activity<text:line-break/>[SSAnimBtDemo3]</text:p>
      <text:p text:style-name="P5"/>
      <text:p text:style-name="P6"><text:span text:style-name="T1">4) Create class for CustomAnimationButton<text:line-break/></text:span><text:span text:style-name="T3">package </text:span><text:span text:style-name="T18">com.animatedbuttondemo.customview;</text:span></text:p>
      <text:p text:style-name="P4"><text:span text:style-name="T2">import </text:span>android.content.Context;</text:p>
      <text:p text:style-name="P4"><text:span text:style-name="T2">import </text:span>android.content.res.Resources;</text:p>
      <text:p text:style-name="P4"><text:span text:style-name="T2">import </text:span>android.graphics.drawable.Drawable;</text:p>
      <text:p text:style-name="P4"><text:span text:style-name="T2">import </text:span>android.graphics.drawable.GradientDrawable;</text:p>
      <text:p text:style-name="P4"><text:span text:style-name="T2">import </text:span>android.graphics.drawable.StateListDrawable;</text:p>
      <text:p text:style-name="P4"><text:span text:style-name="T2">import </text:span>android.os.Build;</text:p>
      <text:p text:style-name="P4"><text:span text:style-name="T2">import </text:span><text:span text:style-name="T4">android.support.annotation.DrawableRes</text:span>;</text:p>
      <text:p text:style-name="P4"><text:span text:style-name="T2">import </text:span><text:span text:style-name="T4">android.support.annotation.NonNull</text:span>;</text:p>
      <text:p text:style-name="P4"><text:span text:style-name="T2">import </text:span><text:span text:style-name="T4">android.support.annotation.Nullable</text:span>;</text:p>
      <text:p text:style-name="P4"><text:span text:style-name="T2">import </text:span>android.util.AttributeSet;</text:p>
      <text:p text:style-name="P4"><text:span text:style-name="T2">import </text:span>android.util.StateSet;</text:p>
      <text:p text:style-name="P4"><text:span text:style-name="T2">import </text:span>android.view.MotionEvent;</text:p>
      <text:p text:style-name="P4"><text:span text:style-name="T2">import </text:span>android.view.View;</text:p>
      <text:p text:style-name="P4"><text:span text:style-name="T2">import </text:span>android.view.ViewGroup;</text:p>
      <text:p text:style-name="P4"><text:span text:style-name="T2">import </text:span>android.widget.Button;</text:p>
      <text:p text:style-name="P4"><text:span text:style-name="T2">import </text:span>com.animatedbuttondemo.R;</text:p>
      <text:p text:style-name="P4"><text:span text:style-name="T2">public class </text:span>CustomAnimatedButton <text:span text:style-name="T2">extends </text:span>Button {</text:p>
      <text:p text:style-name="P3"><text:s text:c="4"/><text:span text:style-name="T3">private </text:span><text:span text:style-name="T6">Padding </text:span><text:span text:style-name="T12">mPadding</text:span><text:span text:style-name="T6">;</text:span></text:p>
      <text:p text:style-name="P3"><text:s text:c="4"/><text:span text:style-name="T3">private int </text:span><text:span text:style-name="T12">mHeight</text:span><text:span text:style-name="T6">;</text:span></text:p>
      <text:p text:style-name="P3"><text:s text:c="4"/><text:span text:style-name="T3">private int </text:span><text:span text:style-name="T12">mWidth</text:span><text:span text:style-name="T6">;</text:span></text:p>
      <text:p text:style-name="P3"><text:s text:c="4"/><text:span text:style-name="T3">private int </text:span><text:span text:style-name="T12">mColor</text:span><text:span text:style-name="T6">;</text:span></text:p>
      <text:p text:style-name="P3"><text:s text:c="4"/><text:span text:style-name="T3">private int </text:span><text:span text:style-name="T12">mCornerRadius</text:span><text:span text:style-name="T6">;</text:span></text:p>
      <text:p text:style-name="P3"><text:s text:c="4"/><text:span text:style-name="T3">private int </text:span><text:span text:style-name="T12">mStrokeWidth</text:span><text:span text:style-name="T6">;</text:span></text:p>
      <text:p text:style-name="P3"><text:s text:c="4"/><text:span text:style-name="T3">private int </text:span><text:span text:style-name="T12">mStrokeColor</text:span><text:span text:style-name="T6">;</text:span></text:p>
      <text:p text:style-name="P3"><text:s text:c="4"/><text:span text:style-name="T3">protected boolean </text:span><text:span text:style-name="T12">mAnimationInProgress</text:span><text:span text:style-name="T6">;</text:span></text:p>
      <text:p text:style-name="P3"><text:s text:c="4"/><text:span text:style-name="T3">private </text:span><text:span text:style-name="T6">StrokeGradientDrawable </text:span><text:span text:style-name="T12">mDrawableNormal</text:span><text:span text:style-name="T6">;</text:span></text:p>
      <text:p text:style-name="P3"><text:s text:c="4"/><text:span text:style-name="T3">private </text:span><text:span text:style-name="T6">StrokeGradientDrawable </text:span><text:span text:style-name="T12">mDrawablePressed</text:span><text:span text:style-name="T6">;</text:span></text:p>
      <text:p text:style-name="P3"><text:s text:c="4"/><text:span text:style-name="T3">public </text:span><text:span text:style-name="T6">CustomAnimatedButton(Context context) {</text:span></text:p>
      <text:p text:style-name="P3"><text:s text:c="8"/><text:span text:style-name="T3">super</text:span><text:span text:style-name="T6">(context);</text:span></text:p>
      <text:p text:style-name="P3"><text:s text:c="8"/><text:span text:style-name="T6">initView();</text:span></text:p>
      <text:p text:style-name="P3"><text:s text:c="4"/><text:span text:style-name="T6">}</text:span></text:p>
      <text:p text:style-name="P3"><text:s text:c="4"/><text:span text:style-name="T3">public </text:span><text:span text:style-name="T6">CustomAnimatedButton(Context context, AttributeSet attrs) {</text:span></text:p>
      <text:p text:style-name="P3"><text:s text:c="8"/><text:span text:style-name="T3">super</text:span><text:span text:style-name="T6">(context, attrs);</text:span></text:p>
      <text:p text:style-name="P3"><text:s text:c="8"/><text:span text:style-name="T6">initView();</text:span></text:p>
      <text:p text:style-name="P3"><text:s text:c="4"/><text:span text:style-name="T6">}</text:span></text:p>
      <text:p text:style-name="P3"><text:s text:c="4"/><text:span text:style-name="T3">public </text:span><text:span text:style-name="T6">CustomAnimatedButton(Context context, AttributeSet attrs, </text:span><text:span text:style-name="T3">int </text:span><text:span text:style-name="T6">defStyleAttr) {</text:span></text:p>
      <text:p text:style-name="P3"><text:s text:c="8"/><text:span text:style-name="T3">super</text:span><text:span text:style-name="T6">(context, attrs, defStyleAttr);</text:span></text:p>
      <text:p text:style-name="P3"><text:s text:c="8"/><text:span text:style-name="T6">initView();</text:span></text:p>
      <text:p text:style-name="P3"><text:s text:c="4"/><text:span text:style-name="T6">}</text:span></text:p>
      <text:p text:style-name="P3"><text:s text:c="4"/><text:span text:style-name="T5">@Override</text:span></text:p>
      <text:p text:style-name="P3"><text:span text:style-name="T4"><text:s text:c="4"/></text:span><text:span text:style-name="T3">protected void </text:span><text:span text:style-name="T6">onSizeChanged(</text:span><text:span text:style-name="T3">int </text:span><text:span text:style-name="T6">w, </text:span><text:span text:style-name="T3">int </text:span><text:span text:style-name="T6">h, </text:span><text:span text:style-name="T3">int </text:span><text:span text:style-name="T6">oldw, </text:span><text:span text:style-name="T3">int </text:span><text:span text:style-name="T6">oldh) {</text:span></text:p>
      <text:p text:style-name="P3"><text:s text:c="8"/><text:span text:style-name="T3">super</text:span><text:span text:style-name="T6">.onSizeChanged(w, h, oldw, oldh);</text:span></text:p>
      <text:p text:style-name="P3"><text:s text:c="8"/><text:span text:style-name="T3">if </text:span><text:span text:style-name="T6">(</text:span><text:span text:style-name="T12">mHeight </text:span><text:span text:style-name="T6">== </text:span><text:span text:style-name="T14">0 </text:span><text:span text:style-name="T6">&amp;&amp; </text:span><text:span text:style-name="T12">mWidth </text:span><text:span text:style-name="T6">== </text:span><text:span text:style-name="T14">0 </text:span><text:span text:style-name="T6">&amp;&amp; w != </text:span><text:span text:style-name="T14">0 </text:span><text:span text:style-name="T6">&amp;&amp; h != </text:span><text:span text:style-name="T14">0</text:span><text:span text:style-name="T6">) {</text:span></text:p>
      <text:p text:style-name="P3"><text:s text:c="12"/><text:span text:style-name="T12">mHeight </text:span><text:span text:style-name="T6">= getHeight();</text:span></text:p>
      <text:p text:style-name="P3"><text:s text:c="12"/><text:span text:style-name="T12">mWidth </text:span><text:span text:style-name="T6">= getWidth();</text:span></text:p>
      <text:p text:style-name="P3"><text:s text:c="8"/><text:span text:style-name="T6">}</text:span></text:p>
      <text:p text:style-name="P3"><text:s text:c="4"/><text:span text:style-name="T6">}</text:span></text:p>
      <text:p text:style-name="P3"><text:s text:c="4"/><text:span text:style-name="T3">public </text:span><text:span text:style-name="T6">StrokeGradientDrawable getDrawableNormal() {</text:span></text:p>
      <text:p text:style-name="P3"><text:soft-page-break/><text:s text:c="8"/><text:span text:style-name="T3">return </text:span><text:span text:style-name="T12">mDrawableNormal</text:span><text:span text:style-name="T6">;</text:span></text:p>
      <text:p text:style-name="P3"><text:s text:c="4"/><text:span text:style-name="T6">}</text:span></text:p>
      <text:p text:style-name="P3"><text:s text:c="4"/><text:span text:style-name="T3">public void </text:span><text:span text:style-name="T6">animation(</text:span><text:span text:style-name="T5">@NonNull </text:span><text:span text:style-name="T6">Params params) {</text:span></text:p>
      <text:p text:style-name="P3"><text:s text:c="8"/><text:span text:style-name="T3">if </text:span><text:span text:style-name="T6">(!</text:span><text:span text:style-name="T12">mAnimationInProgress</text:span><text:span text:style-name="T6">) {</text:span></text:p>
      <text:p text:style-name="P3"><text:s text:c="12"/><text:span text:style-name="T12">mDrawablePressed</text:span><text:span text:style-name="T6">.setColor(params.</text:span><text:span text:style-name="T12">colorPressed</text:span><text:span text:style-name="T6">);</text:span></text:p>
      <text:p text:style-name="P3"><text:s text:c="12"/><text:span text:style-name="T12">mDrawablePressed</text:span><text:span text:style-name="T6">.setCornerRadius(params.</text:span><text:span text:style-name="T12">cornerRadius</text:span><text:span text:style-name="T6">);</text:span></text:p>
      <text:p text:style-name="P3"><text:s text:c="12"/><text:span text:style-name="T12">mDrawablePressed</text:span><text:span text:style-name="T6">.setStrokeColor(params.</text:span><text:span text:style-name="T12">strokeColor</text:span><text:span text:style-name="T6">);</text:span></text:p>
      <text:p text:style-name="P3"><text:s text:c="12"/><text:span text:style-name="T12">mDrawablePressed</text:span><text:span text:style-name="T6">.setStrokeWidth(params.</text:span><text:span text:style-name="T12">strokeWidth</text:span><text:span text:style-name="T6">);</text:span></text:p>
      <text:p text:style-name="P3"><text:s text:c="12"/><text:span text:style-name="T3">if </text:span><text:span text:style-name="T6">(params.</text:span><text:span text:style-name="T12">duration </text:span><text:span text:style-name="T6">== </text:span><text:span text:style-name="T14">0</text:span><text:span text:style-name="T6">) {</text:span></text:p>
      <text:p text:style-name="P3"><text:s text:c="16"/><text:span text:style-name="T6">aniBtWithoutAnimation(params);</text:span></text:p>
      <text:p text:style-name="P3"><text:s text:c="12"/><text:span text:style-name="T6">} </text:span><text:span text:style-name="T3">else </text:span><text:span text:style-name="T6">{</text:span></text:p>
      <text:p text:style-name="P3"><text:s text:c="16"/><text:span text:style-name="T6">aniBtWithAnimation(params);</text:span></text:p>
      <text:p text:style-name="P3"><text:s text:c="12"/><text:span text:style-name="T6">}</text:span></text:p>
      <text:p text:style-name="P3"><text:s text:c="12"/><text:span text:style-name="T12">mColor </text:span><text:span text:style-name="T6">= params.</text:span><text:span text:style-name="T12">color</text:span><text:span text:style-name="T6">;</text:span></text:p>
      <text:p text:style-name="P3"><text:s text:c="12"/><text:span text:style-name="T12">mCornerRadius </text:span><text:span text:style-name="T6">= params.</text:span><text:span text:style-name="T12">cornerRadius</text:span><text:span text:style-name="T6">;</text:span></text:p>
      <text:p text:style-name="P3"><text:s text:c="12"/><text:span text:style-name="T12">mStrokeWidth </text:span><text:span text:style-name="T6">= params.</text:span><text:span text:style-name="T12">strokeWidth</text:span><text:span text:style-name="T6">;</text:span></text:p>
      <text:p text:style-name="P3"><text:s text:c="12"/><text:span text:style-name="T12">mStrokeColor </text:span><text:span text:style-name="T6">= params.</text:span><text:span text:style-name="T12">strokeColor</text:span><text:span text:style-name="T6">;</text:span></text:p>
      <text:p text:style-name="P3"><text:s text:c="8"/><text:span text:style-name="T6">}</text:span></text:p>
      <text:p text:style-name="P3"><text:s text:c="4"/><text:span text:style-name="T6">}</text:span></text:p>
      <text:p text:style-name="P3"><text:s text:c="4"/><text:span text:style-name="T3">private void </text:span><text:span text:style-name="T6">aniBtWithAnimation(</text:span><text:span text:style-name="T5">@NonNull </text:span><text:span text:style-name="T3">final </text:span><text:span text:style-name="T6">Params params) {</text:span></text:p>
      <text:p text:style-name="P3"><text:s text:c="8"/><text:span text:style-name="T12">mAnimationInProgress </text:span><text:span text:style-name="T6">= </text:span><text:span text:style-name="T3">true</text:span><text:span text:style-name="T6">;</text:span></text:p>
      <text:p text:style-name="P3"><text:s text:c="8"/><text:span text:style-name="T6">setText(</text:span><text:span text:style-name="T3">null</text:span><text:span text:style-name="T6">);</text:span></text:p>
      <text:p text:style-name="P3"><text:s text:c="8"/><text:span text:style-name="T6">setCompoundDrawablesWithIntrinsicBounds(</text:span><text:span text:style-name="T14">0</text:span><text:span text:style-name="T6">, </text:span><text:span text:style-name="T14">0</text:span><text:span text:style-name="T6">, </text:span><text:span text:style-name="T14">0</text:span><text:span text:style-name="T6">, </text:span><text:span text:style-name="T14">0</text:span><text:span text:style-name="T6">);</text:span></text:p>
      <text:p text:style-name="P3"><text:s text:c="8"/><text:span text:style-name="T6">setPadding(</text:span><text:span text:style-name="T12">mPadding</text:span><text:span text:style-name="T6">.</text:span><text:span text:style-name="T12">left</text:span><text:span text:style-name="T6">, </text:span><text:span text:style-name="T12">mPadding</text:span><text:span text:style-name="T6">.</text:span><text:span text:style-name="T12">top</text:span><text:span text:style-name="T6">, </text:span><text:span text:style-name="T12">mPadding</text:span><text:span text:style-name="T6">.</text:span><text:span text:style-name="T12">right</text:span><text:span text:style-name="T6">, </text:span><text:span text:style-name="T12">mPadding</text:span><text:span text:style-name="T6">.</text:span><text:span text:style-name="T12">bottom</text:span><text:span text:style-name="T6">);</text:span></text:p>
      <text:p text:style-name="P3"><text:s text:c="8"/><text:span text:style-name="T6">CustomButtonAnimation.Params animationParams = CustomButtonAnimation.Params.</text:span><text:span text:style-name="T7">create</text:span><text:span text:style-name="T6">(</text:span><text:span text:style-name="T3">this</text:span><text:span text:style-name="T6">)</text:span></text:p>
      <text:p text:style-name="P3"><text:s text:c="16"/><text:span text:style-name="T6">.color(</text:span><text:span text:style-name="T12">mColor</text:span><text:span text:style-name="T6">, params.</text:span><text:span text:style-name="T12">color</text:span><text:span text:style-name="T6">)</text:span></text:p>
      <text:p text:style-name="P3"><text:s text:c="16"/><text:span text:style-name="T6">.cornerRadius(</text:span><text:span text:style-name="T12">mCornerRadius</text:span><text:span text:style-name="T6">, params.</text:span><text:span text:style-name="T12">cornerRadius</text:span><text:span text:style-name="T6">)</text:span></text:p>
      <text:p text:style-name="P3"><text:s text:c="16"/><text:span text:style-name="T6">.strokeWidth(</text:span><text:span text:style-name="T12">mStrokeWidth</text:span><text:span text:style-name="T6">, params.</text:span><text:span text:style-name="T12">strokeWidth</text:span><text:span text:style-name="T6">)</text:span></text:p>
      <text:p text:style-name="P3"><text:s text:c="16"/><text:span text:style-name="T6">.strokeColor(</text:span><text:span text:style-name="T12">mStrokeColor</text:span><text:span text:style-name="T6">, params.</text:span><text:span text:style-name="T12">strokeColor</text:span><text:span text:style-name="T6">)</text:span></text:p>
      <text:p text:style-name="P3"><text:s text:c="16"/><text:span text:style-name="T6">.height(getHeight(), params.</text:span><text:span text:style-name="T12">height</text:span><text:span text:style-name="T6">)</text:span></text:p>
      <text:p text:style-name="P3"><text:s text:c="16"/><text:span text:style-name="T6">.width(getWidth(), params.</text:span><text:span text:style-name="T12">width</text:span><text:span text:style-name="T6">)</text:span></text:p>
      <text:p text:style-name="P3"><text:s text:c="16"/><text:span text:style-name="T6">.duration(params.</text:span><text:span text:style-name="T12">duration</text:span><text:span text:style-name="T6">)</text:span></text:p>
      <text:p text:style-name="P3"><text:s text:c="16"/><text:span text:style-name="T6">.listener(</text:span><text:span text:style-name="T3">new </text:span><text:span text:style-name="T6">CustomButtonAnimation.Listener() {</text:span></text:p>
      <text:p text:style-name="P3"><text:s text:c="20"/><text:span text:style-name="T5">@Override</text:span></text:p>
      <text:p text:style-name="P3"><text:span text:style-name="T4"><text:s text:c="20"/></text:span><text:span text:style-name="T3">public void </text:span><text:span text:style-name="T6">onAnimationEnd() {</text:span></text:p>
      <text:p text:style-name="P3"><text:s text:c="24"/><text:span text:style-name="T6">finalizeAnimation(</text:span><text:span text:style-name="T11">params</text:span><text:span text:style-name="T6">);</text:span></text:p>
      <text:p text:style-name="P3"><text:s text:c="20"/><text:span text:style-name="T6">}</text:span></text:p>
      <text:p text:style-name="P3"><text:s text:c="16"/><text:span text:style-name="T6">});</text:span></text:p>
      <text:p text:style-name="P3"><text:s text:c="8"/><text:span text:style-name="T6">CustomButtonAnimation animation = </text:span><text:span text:style-name="T3">new </text:span><text:span text:style-name="T6">CustomButtonAnimation(animationParams);</text:span></text:p>
      <text:p text:style-name="P3"><text:s text:c="8"/><text:span text:style-name="T6">animation.start();</text:span></text:p>
      <text:p text:style-name="P3"><text:s text:c="4"/><text:span text:style-name="T6">}</text:span></text:p>
      <text:p text:style-name="P3"><text:s text:c="4"/><text:span text:style-name="T3">private void </text:span><text:span text:style-name="T6">aniBtWithoutAnimation(</text:span><text:span text:style-name="T5">@NonNull </text:span><text:span text:style-name="T6">Params params) {</text:span></text:p>
      <text:p text:style-name="P3"><text:s text:c="8"/><text:span text:style-name="T12">mDrawableNormal</text:span><text:span text:style-name="T6">.setColor(params.</text:span><text:span text:style-name="T12">color</text:span><text:span text:style-name="T6">);</text:span></text:p>
      <text:p text:style-name="P3"><text:s text:c="8"/><text:span text:style-name="T12">mDrawableNormal</text:span><text:span text:style-name="T6">.setCornerRadius(params.</text:span><text:span text:style-name="T12">cornerRadius</text:span><text:span text:style-name="T6">);</text:span></text:p>
      <text:p text:style-name="P3"><text:s text:c="8"/><text:span text:style-name="T12">mDrawableNormal</text:span><text:span text:style-name="T6">.setStrokeColor(params.</text:span><text:span text:style-name="T12">strokeColor</text:span><text:span text:style-name="T6">);</text:span></text:p>
      <text:p text:style-name="P3"><text:s text:c="8"/><text:span text:style-name="T12">mDrawableNormal</text:span><text:span text:style-name="T6">.setStrokeWidth(params.</text:span><text:span text:style-name="T12">strokeWidth</text:span><text:span text:style-name="T6">);</text:span></text:p>
      <text:p text:style-name="P3"><text:s text:c="8"/><text:span text:style-name="T3">if</text:span><text:span text:style-name="T6">(params.</text:span><text:span text:style-name="T12">width </text:span><text:span text:style-name="T6">!= </text:span><text:span text:style-name="T14">0 </text:span><text:span text:style-name="T6">&amp;&amp; params.</text:span><text:span text:style-name="T12">height </text:span><text:span text:style-name="T6">!=</text:span><text:span text:style-name="T14">0</text:span><text:span text:style-name="T6">) {</text:span></text:p>
      <text:p text:style-name="P3"><text:s text:c="12"/><text:span text:style-name="T6">ViewGroup.LayoutParams layoutParams = getLayoutParams();</text:span></text:p>
      <text:p text:style-name="P3"><text:s text:c="12"/><text:span text:style-name="T6">layoutParams.</text:span><text:span text:style-name="T12">width </text:span><text:span text:style-name="T6">= params.</text:span><text:span text:style-name="T12">width</text:span><text:span text:style-name="T6">;</text:span></text:p>
      <text:p text:style-name="P3"><text:s text:c="12"/><text:span text:style-name="T6">layoutParams.</text:span><text:span text:style-name="T12">height </text:span><text:span text:style-name="T6">= params.</text:span><text:span text:style-name="T12">height</text:span><text:span text:style-name="T6">;</text:span></text:p>
      <text:p text:style-name="P3"><text:s text:c="12"/><text:span text:style-name="T6">setLayoutParams(layoutParams);</text:span></text:p>
      <text:p text:style-name="P3"><text:s text:c="8"/><text:span text:style-name="T6">}</text:span></text:p>
      <text:p text:style-name="P3"><text:s text:c="8"/><text:span text:style-name="T6">finalizeAnimation(params);</text:span></text:p>
      <text:p text:style-name="P3"><text:s text:c="4"/><text:span text:style-name="T6">}</text:span></text:p>
      <text:p text:style-name="P3"><text:s text:c="4"/><text:span text:style-name="T3">private void </text:span><text:span text:style-name="T6">finalizeAnimation(</text:span><text:span text:style-name="T5">@NonNull </text:span><text:span text:style-name="T6">Params params) {</text:span></text:p>
      <text:p text:style-name="P3"><text:s text:c="8"/><text:span text:style-name="T12">mAnimationInProgress </text:span><text:span text:style-name="T6">= </text:span><text:span text:style-name="T3">false</text:span><text:span text:style-name="T6">;</text:span></text:p>
      <text:p text:style-name="P3"><text:s text:c="8"/><text:span text:style-name="T3">if </text:span><text:span text:style-name="T6">(params.</text:span><text:span text:style-name="T12">icon </text:span><text:span text:style-name="T6">!= </text:span><text:span text:style-name="T14">0 </text:span><text:span text:style-name="T6">&amp;&amp; params.</text:span><text:span text:style-name="T12">text </text:span><text:span text:style-name="T6">!= </text:span><text:span text:style-name="T3">null</text:span><text:span text:style-name="T6">) {</text:span></text:p>
      <text:p text:style-name="P3"><text:s text:c="12"/><text:span text:style-name="T6">setIconLeft(params.</text:span><text:span text:style-name="T12">icon</text:span><text:span text:style-name="T6">);</text:span></text:p>
      <text:p text:style-name="P3"><text:s text:c="12"/><text:span text:style-name="T6">setText(params.</text:span><text:span text:style-name="T12">text</text:span><text:span text:style-name="T6">);</text:span></text:p>
      <text:p text:style-name="P3"><text:s text:c="8"/><text:span text:style-name="T6">} </text:span><text:span text:style-name="T3">else if </text:span><text:span text:style-name="T6">(params.</text:span><text:span text:style-name="T12">icon </text:span><text:span text:style-name="T6">!= </text:span><text:span text:style-name="T14">0</text:span><text:span text:style-name="T6">) {</text:span></text:p>
      <text:p text:style-name="P3"><text:s text:c="12"/><text:span text:style-name="T6">setIcon(params.</text:span><text:span text:style-name="T12">icon</text:span><text:span text:style-name="T6">);</text:span></text:p>
      <text:p text:style-name="P3"><text:s text:c="8"/><text:span text:style-name="T6">} </text:span><text:span text:style-name="T3">else if</text:span><text:span text:style-name="T6">(params.</text:span><text:span text:style-name="T12">text </text:span><text:span text:style-name="T6">!= </text:span><text:span text:style-name="T3">null</text:span><text:span text:style-name="T6">) {</text:span></text:p>
      <text:p text:style-name="P3"><text:s text:c="12"/><text:span text:style-name="T6">setText(params.</text:span><text:span text:style-name="T12">text</text:span><text:span text:style-name="T6">);</text:span></text:p>
      <text:p text:style-name="P3"><text:soft-page-break/><text:s text:c="8"/><text:span text:style-name="T6">}</text:span></text:p>
      <text:p text:style-name="P3"><text:s text:c="8"/><text:span text:style-name="T3">if </text:span><text:span text:style-name="T6">(params.</text:span><text:span text:style-name="T12">animationListener </text:span><text:span text:style-name="T6">!= </text:span><text:span text:style-name="T3">null</text:span><text:span text:style-name="T6">) {</text:span></text:p>
      <text:p text:style-name="P3"><text:s text:c="12"/><text:span text:style-name="T6">params.</text:span><text:span text:style-name="T12">animationListener</text:span><text:span text:style-name="T6">.onAnimationEnd();</text:span></text:p>
      <text:p text:style-name="P3"><text:s text:c="8"/><text:span text:style-name="T6">}</text:span></text:p>
      <text:p text:style-name="P3"><text:s text:c="4"/><text:span text:style-name="T6">}</text:span></text:p>
      <text:p text:style-name="P3"><text:s text:c="4"/><text:span text:style-name="T3">public void </text:span><text:span text:style-name="T6">blockTouch() {</text:span></text:p>
      <text:p text:style-name="P3"><text:s text:c="8"/><text:span text:style-name="T6">setOnTouchListener(</text:span><text:span text:style-name="T3">new </text:span><text:span text:style-name="T6">OnTouchListener() {</text:span></text:p>
      <text:p text:style-name="P3"><text:s text:c="12"/><text:span text:style-name="T5">@Override</text:span></text:p>
      <text:p text:style-name="P3"><text:span text:style-name="T4"><text:s text:c="12"/></text:span><text:span text:style-name="T3">public boolean </text:span><text:span text:style-name="T6">onTouch(View v, MotionEvent event) {</text:span></text:p>
      <text:p text:style-name="P3"><text:s text:c="16"/><text:span text:style-name="T3">return true</text:span><text:span text:style-name="T6">;</text:span></text:p>
      <text:p text:style-name="P3"><text:s text:c="12"/><text:span text:style-name="T6">}</text:span></text:p>
      <text:p text:style-name="P3"><text:s text:c="8"/><text:span text:style-name="T6">});</text:span></text:p>
      <text:p text:style-name="P3"><text:s text:c="4"/><text:span text:style-name="T6">}</text:span></text:p>
      <text:p text:style-name="P3"><text:s text:c="4"/><text:span text:style-name="T3">public void </text:span><text:span text:style-name="T6">unblockTouch() {</text:span></text:p>
      <text:p text:style-name="P3"><text:s text:c="8"/><text:span text:style-name="T6">setOnTouchListener(</text:span><text:span text:style-name="T3">new </text:span><text:span text:style-name="T6">OnTouchListener() {</text:span></text:p>
      <text:p text:style-name="P3"><text:s text:c="12"/><text:span text:style-name="T5">@Override</text:span></text:p>
      <text:p text:style-name="P3"><text:span text:style-name="T4"><text:s text:c="12"/></text:span><text:span text:style-name="T3">public boolean </text:span><text:span text:style-name="T6">onTouch(View v, MotionEvent event) {</text:span></text:p>
      <text:p text:style-name="P3"><text:s text:c="16"/><text:span text:style-name="T3">return false</text:span><text:span text:style-name="T6">;</text:span></text:p>
      <text:p text:style-name="P3"><text:s text:c="12"/><text:span text:style-name="T6">}</text:span></text:p>
      <text:p text:style-name="P3"><text:s text:c="8"/><text:span text:style-name="T6">});</text:span></text:p>
      <text:p text:style-name="P3"><text:s text:c="4"/><text:span text:style-name="T6">}</text:span></text:p>
      <text:p text:style-name="P3"><text:s text:c="4"/><text:span text:style-name="T3">private void </text:span><text:span text:style-name="T6">initView() {</text:span></text:p>
      <text:p text:style-name="P3"><text:s text:c="8"/><text:span text:style-name="T12">mPadding </text:span><text:span text:style-name="T6">= </text:span><text:span text:style-name="T3">new </text:span><text:span text:style-name="T6">Padding();</text:span></text:p>
      <text:p text:style-name="P3"><text:s text:c="8"/><text:span text:style-name="T12">mPadding</text:span><text:span text:style-name="T6">.</text:span><text:span text:style-name="T12">left </text:span><text:span text:style-name="T6">= getPaddingLeft();</text:span></text:p>
      <text:p text:style-name="P3"><text:s text:c="8"/><text:span text:style-name="T12">mPadding</text:span><text:span text:style-name="T6">.</text:span><text:span text:style-name="T12">right </text:span><text:span text:style-name="T6">= getPaddingRight();</text:span></text:p>
      <text:p text:style-name="P3"><text:s text:c="8"/><text:span text:style-name="T12">mPadding</text:span><text:span text:style-name="T6">.</text:span><text:span text:style-name="T12">top </text:span><text:span text:style-name="T6">= getPaddingTop();</text:span></text:p>
      <text:p text:style-name="P3"><text:s text:c="8"/><text:span text:style-name="T12">mPadding</text:span><text:span text:style-name="T6">.</text:span><text:span text:style-name="T12">bottom </text:span><text:span text:style-name="T6">= getPaddingBottom();</text:span></text:p>
      <text:p text:style-name="P3"><text:s text:c="8"/><text:span text:style-name="T6">Resources resources = getResources();</text:span></text:p>
      <text:p text:style-name="P3"><text:s text:c="8"/><text:span text:style-name="T3">int </text:span><text:span text:style-name="T6">cornerRadius = (</text:span><text:span text:style-name="T3">int</text:span><text:span text:style-name="T6">) resources.getDimension(R.dimen.</text:span><text:span text:style-name="T13">bt_corner_radius_2</text:span><text:span text:style-name="T6">);</text:span></text:p>
      <text:p text:style-name="P3"><text:s text:c="8"/><text:span text:style-name="T3">int </text:span><text:span text:style-name="T6">blue = resources.getColor(R.color.</text:span><text:span text:style-name="T13">bt_purple</text:span><text:span text:style-name="T6">);</text:span></text:p>
      <text:p text:style-name="P3"><text:s text:c="8"/><text:span text:style-name="T3">int </text:span><text:span text:style-name="T6">blueDark = resources.getColor(R.color.</text:span><text:span text:style-name="T8">bt_purple_dark</text:span><text:span text:style-name="T6">);</text:span></text:p>
      <text:p text:style-name="P3"><text:s text:c="8"/><text:span text:style-name="T6">StateListDrawable background = </text:span><text:span text:style-name="T3">new </text:span><text:span text:style-name="T6">StateListDrawable();</text:span></text:p>
      <text:p text:style-name="P3"><text:s text:c="8"/><text:span text:style-name="T12">mDrawableNormal </text:span><text:span text:style-name="T6">= createDrawable(blue, cornerRadius, </text:span><text:span text:style-name="T14">0</text:span><text:span text:style-name="T6">);</text:span></text:p>
      <text:p text:style-name="P3"><text:s text:c="8"/><text:span text:style-name="T12">mDrawablePressed </text:span><text:span text:style-name="T6">= createDrawable(blueDark, cornerRadius, </text:span><text:span text:style-name="T14">0</text:span><text:span text:style-name="T6">);</text:span></text:p>
      <text:p text:style-name="P3"><text:s text:c="8"/><text:span text:style-name="T12">mColor </text:span><text:span text:style-name="T6">= blue;</text:span></text:p>
      <text:p text:style-name="P3"><text:s text:c="8"/><text:span text:style-name="T12">mStrokeColor </text:span><text:span text:style-name="T6">= blue;</text:span></text:p>
      <text:p text:style-name="P3"><text:s text:c="8"/><text:span text:style-name="T12">mCornerRadius </text:span><text:span text:style-name="T6">= cornerRadius;</text:span></text:p>
      <text:p text:style-name="P3"><text:s text:c="8"/><text:span text:style-name="T6">background.addState(</text:span><text:span text:style-name="T3">new int</text:span><text:span text:style-name="T6">[]{android.R.attr.</text:span><text:span text:style-name="T13">state_pressed</text:span><text:span text:style-name="T6">}, </text:span><text:span text:style-name="T12">mDrawablePressed</text:span><text:span text:style-name="T6">.getGradientDrawable());</text:span></text:p>
      <text:p text:style-name="P3"><text:s text:c="8"/><text:span text:style-name="T6">background.addState(StateSet.</text:span><text:span text:style-name="T13">WILD_CARD</text:span><text:span text:style-name="T6">, </text:span><text:span text:style-name="T12">mDrawableNormal</text:span><text:span text:style-name="T6">.getGradientDrawable());</text:span></text:p>
      <text:p text:style-name="P3"><text:s text:c="8"/><text:span text:style-name="T6">setBackgroundCompat(background);</text:span></text:p>
      <text:p text:style-name="P3"><text:s text:c="4"/><text:span text:style-name="T6">}</text:span></text:p>
      <text:p text:style-name="P3"><text:s text:c="4"/><text:span text:style-name="T3">private </text:span><text:span text:style-name="T6">StrokeGradientDrawable createDrawable(</text:span><text:span text:style-name="T3">int </text:span><text:span text:style-name="T6">color, </text:span><text:span text:style-name="T3">int </text:span><text:span text:style-name="T6">cornerRadius, </text:span><text:span text:style-name="T3">int </text:span><text:span text:style-name="T6">strokeWidth) {</text:span></text:p>
      <text:p text:style-name="P3"><text:s text:c="8"/><text:span text:style-name="T6">StrokeGradientDrawable drawable = </text:span><text:span text:style-name="T3">new </text:span><text:span text:style-name="T6">StrokeGradientDrawable(</text:span><text:span text:style-name="T3">new </text:span><text:span text:style-name="T6">GradientDrawable());</text:span></text:p>
      <text:p text:style-name="P3"><text:s text:c="8"/><text:span text:style-name="T6">drawable.getGradientDrawable().setShape(GradientDrawable.</text:span><text:span text:style-name="T13">RECTANGLE</text:span><text:span text:style-name="T6">);</text:span></text:p>
      <text:p text:style-name="P3"><text:s text:c="8"/><text:span text:style-name="T6">drawable.setColor(color);</text:span></text:p>
      <text:p text:style-name="P3"><text:s text:c="8"/><text:span text:style-name="T6">drawable.setCornerRadius(cornerRadius);</text:span></text:p>
      <text:p text:style-name="P3"><text:s text:c="8"/><text:span text:style-name="T6">drawable.setStrokeColor(color);</text:span></text:p>
      <text:p text:style-name="P3"><text:s text:c="8"/><text:span text:style-name="T6">drawable.setStrokeWidth(strokeWidth);</text:span></text:p>
      <text:p text:style-name="P3"><text:s text:c="8"/><text:span text:style-name="T3">return </text:span><text:span text:style-name="T6">drawable;</text:span></text:p>
      <text:p text:style-name="P3"><text:s text:c="4"/><text:span text:style-name="T6">}</text:span></text:p>
      <text:p text:style-name="P3"><text:s text:c="4"/><text:span text:style-name="T5">@SuppressWarnings</text:span><text:span text:style-name="T6">(</text:span><text:span text:style-name="T15">"deprecation"</text:span><text:span text:style-name="T6">)</text:span></text:p>
      <text:p text:style-name="P3"><text:s text:c="4"/><text:span text:style-name="T3">private void </text:span><text:span text:style-name="T6">setBackgroundCompat(</text:span><text:span text:style-name="T5">@Nullable </text:span><text:span text:style-name="T6">Drawable drawable) {</text:span></text:p>
      <text:p text:style-name="P3"><text:s text:c="8"/><text:span text:style-name="T3">if </text:span><text:span text:style-name="T6">(Build.VERSION.</text:span><text:span text:style-name="T13">SDK_INT </text:span><text:span text:style-name="T6">&lt;= Build.VERSION_CODES.</text:span><text:span text:style-name="T13">JELLY_BEAN</text:span><text:span text:style-name="T6">) {</text:span></text:p>
      <text:p text:style-name="P3"><text:s text:c="12"/><text:span text:style-name="T6">setBackgroundDrawable(drawable);</text:span></text:p>
      <text:p text:style-name="P3"><text:s text:c="8"/><text:span text:style-name="T6">} </text:span><text:span text:style-name="T3">else </text:span><text:span text:style-name="T6">{</text:span></text:p>
      <text:p text:style-name="P3"><text:s text:c="12"/><text:span text:style-name="T6">setBackground(drawable);</text:span></text:p>
      <text:p text:style-name="P3"><text:s text:c="8"/><text:span text:style-name="T6">}</text:span></text:p>
      <text:p text:style-name="P3"><text:s text:c="4"/><text:span text:style-name="T6">}</text:span></text:p>
      <text:p text:style-name="P3"><text:s text:c="4"/><text:span text:style-name="T3">public void </text:span><text:span text:style-name="T6">setIcon(</text:span><text:span text:style-name="T5">@DrawableRes </text:span><text:span text:style-name="T3">final int </text:span><text:span text:style-name="T6">icon) {</text:span></text:p>
      <text:p text:style-name="P3"><text:s text:c="8"/><text:span text:style-name="T17">// post is necessary, to make sure getWidth() doesn't return 0</text:span></text:p>
      <text:p text:style-name="P3"><text:span text:style-name="T16"><text:s text:c="8"/></text:span><text:span text:style-name="T6">post(</text:span><text:span text:style-name="T3">new </text:span><text:span text:style-name="T6">Runnable() {</text:span></text:p>
      <text:p text:style-name="P3"><text:soft-page-break/><text:s text:c="12"/><text:span text:style-name="T5">@Override</text:span></text:p>
      <text:p text:style-name="P3"><text:span text:style-name="T4"><text:s text:c="12"/></text:span><text:span text:style-name="T3">public void </text:span><text:span text:style-name="T6">run() {</text:span></text:p>
      <text:p text:style-name="P3"><text:s text:c="16"/><text:span text:style-name="T6">Drawable drawable = getResources().getDrawable(</text:span><text:span text:style-name="T11">icon</text:span><text:span text:style-name="T6">);</text:span></text:p>
      <text:p text:style-name="P3"><text:s text:c="16"/><text:span text:style-name="T3">int </text:span><text:span text:style-name="T6">padding = (getWidth() / </text:span><text:span text:style-name="T14">2</text:span><text:span text:style-name="T6">) - (drawable.getIntrinsicWidth() / </text:span><text:span text:style-name="T14">2</text:span><text:span text:style-name="T6">);</text:span></text:p>
      <text:p text:style-name="P3"><text:s text:c="16"/><text:span text:style-name="T6">setCompoundDrawablesWithIntrinsicBounds(</text:span><text:span text:style-name="T11">icon</text:span><text:span text:style-name="T6">, </text:span><text:span text:style-name="T14">0</text:span><text:span text:style-name="T6">, </text:span><text:span text:style-name="T14">0</text:span><text:span text:style-name="T6">, </text:span><text:span text:style-name="T14">0</text:span><text:span text:style-name="T6">);</text:span></text:p>
      <text:p text:style-name="P3"><text:s text:c="16"/><text:span text:style-name="T6">setPadding(padding, </text:span><text:span text:style-name="T14">0</text:span><text:span text:style-name="T6">, </text:span><text:span text:style-name="T14">0</text:span><text:span text:style-name="T6">, </text:span><text:span text:style-name="T14">0</text:span><text:span text:style-name="T6">);</text:span></text:p>
      <text:p text:style-name="P3"><text:s text:c="12"/><text:span text:style-name="T6">}</text:span></text:p>
      <text:p text:style-name="P3"><text:s text:c="8"/><text:span text:style-name="T6">});</text:span></text:p>
      <text:p text:style-name="P3"><text:s text:c="4"/><text:span text:style-name="T6">}</text:span></text:p>
      <text:p text:style-name="P3"><text:s text:c="4"/><text:span text:style-name="T3">public void </text:span><text:span text:style-name="T6">setIconLeft(</text:span><text:span text:style-name="T5">@DrawableRes </text:span><text:span text:style-name="T3">int </text:span><text:span text:style-name="T6">icon) {</text:span></text:p>
      <text:p text:style-name="P3"><text:s text:c="8"/><text:span text:style-name="T6">setCompoundDrawablesWithIntrinsicBounds(icon, </text:span><text:span text:style-name="T14">0</text:span><text:span text:style-name="T6">, </text:span><text:span text:style-name="T14">0</text:span><text:span text:style-name="T6">, </text:span><text:span text:style-name="T14">0</text:span><text:span text:style-name="T6">);</text:span></text:p>
      <text:p text:style-name="P3"><text:s text:c="4"/><text:span text:style-name="T6">}</text:span></text:p>
      <text:p text:style-name="P3"><text:s text:c="4"/><text:span text:style-name="T3">private class </text:span><text:span text:style-name="T6">Padding {</text:span></text:p>
      <text:p text:style-name="P3"><text:s text:c="8"/><text:span text:style-name="T3">public int </text:span><text:span text:style-name="T12">left</text:span><text:span text:style-name="T6">;</text:span></text:p>
      <text:p text:style-name="P3"><text:s text:c="8"/><text:span text:style-name="T3">public int </text:span><text:span text:style-name="T12">right</text:span><text:span text:style-name="T6">;</text:span></text:p>
      <text:p text:style-name="P3"><text:s text:c="8"/><text:span text:style-name="T3">public int </text:span><text:span text:style-name="T12">top</text:span><text:span text:style-name="T6">;</text:span></text:p>
      <text:p text:style-name="P3"><text:s text:c="8"/><text:span text:style-name="T3">public int </text:span><text:span text:style-name="T12">bottom</text:span><text:span text:style-name="T6">;</text:span></text:p>
      <text:p text:style-name="P3"><text:s text:c="4"/><text:span text:style-name="T6">}</text:span></text:p>
      <text:p text:style-name="P3"><text:s text:c="4"/><text:span text:style-name="T3">public static class </text:span><text:span text:style-name="T6">Params {</text:span></text:p>
      <text:p text:style-name="P3"><text:s text:c="8"/><text:span text:style-name="T3">private int </text:span><text:span text:style-name="T12">cornerRadius</text:span><text:span text:style-name="T6">;</text:span></text:p>
      <text:p text:style-name="P3"><text:s text:c="8"/><text:span text:style-name="T3">private int </text:span><text:span text:style-name="T12">width</text:span><text:span text:style-name="T6">;</text:span></text:p>
      <text:p text:style-name="P3"><text:s text:c="8"/><text:span text:style-name="T3">private int </text:span><text:span text:style-name="T12">height</text:span><text:span text:style-name="T6">;</text:span></text:p>
      <text:p text:style-name="P3"><text:s text:c="8"/><text:span text:style-name="T3">private int </text:span><text:span text:style-name="T12">color</text:span><text:span text:style-name="T6">;</text:span></text:p>
      <text:p text:style-name="P3"><text:s text:c="8"/><text:span text:style-name="T3">private int </text:span><text:span text:style-name="T12">colorPressed</text:span><text:span text:style-name="T6">;</text:span></text:p>
      <text:p text:style-name="P3"><text:s text:c="8"/><text:span text:style-name="T3">private int </text:span><text:span text:style-name="T12">duration</text:span><text:span text:style-name="T6">;</text:span></text:p>
      <text:p text:style-name="P3"><text:s text:c="8"/><text:span text:style-name="T3">private int </text:span><text:span text:style-name="T12">icon</text:span><text:span text:style-name="T6">;</text:span></text:p>
      <text:p text:style-name="P3"><text:s text:c="8"/><text:span text:style-name="T3">private int </text:span><text:span text:style-name="T12">strokeWidth</text:span><text:span text:style-name="T6">;</text:span></text:p>
      <text:p text:style-name="P3"><text:s text:c="8"/><text:span text:style-name="T3">private int </text:span><text:span text:style-name="T12">strokeColor</text:span><text:span text:style-name="T6">;</text:span></text:p>
      <text:p text:style-name="P3"><text:s text:c="8"/><text:span text:style-name="T3">private </text:span><text:span text:style-name="T6">String </text:span><text:span text:style-name="T12">text</text:span><text:span text:style-name="T6">;</text:span></text:p>
      <text:p text:style-name="P3"><text:s text:c="8"/><text:span text:style-name="T3">private </text:span><text:span text:style-name="T6">CustomButtonAnimation.Listener </text:span><text:span text:style-name="T12">animationListener</text:span><text:span text:style-name="T6">;</text:span></text:p>
      <text:p text:style-name="P3"><text:s text:c="8"/><text:span text:style-name="T3">private </text:span><text:span text:style-name="T6">Params() {</text:span></text:p>
      <text:p text:style-name="P3"><text:s text:c="8"/><text:span text:style-name="T6">}</text:span></text:p>
      <text:p text:style-name="P3"><text:s text:c="8"/><text:span text:style-name="T3">public static </text:span><text:span text:style-name="T6">Params create() {</text:span></text:p>
      <text:p text:style-name="P3"><text:s text:c="12"/><text:span text:style-name="T3">return new </text:span><text:span text:style-name="T6">Params();</text:span></text:p>
      <text:p text:style-name="P3"><text:s text:c="8"/><text:span text:style-name="T6">}</text:span></text:p>
      <text:p text:style-name="P3"><text:s text:c="8"/><text:span text:style-name="T3">public </text:span><text:span text:style-name="T6">Params text(</text:span><text:span text:style-name="T5">@NonNull </text:span><text:span text:style-name="T6">String text) {</text:span></text:p>
      <text:p text:style-name="P3"><text:s text:c="12"/><text:span text:style-name="T3">this</text:span><text:span text:style-name="T6">.</text:span><text:span text:style-name="T12">text </text:span><text:span text:style-name="T6">= text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icon(</text:span><text:span text:style-name="T5">@DrawableRes </text:span><text:span text:style-name="T3">int </text:span><text:span text:style-name="T6">icon) {</text:span></text:p>
      <text:p text:style-name="P3"><text:s text:c="12"/><text:span text:style-name="T3">this</text:span><text:span text:style-name="T6">.</text:span><text:span text:style-name="T12">icon </text:span><text:span text:style-name="T6">= icon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cornerRadius(</text:span><text:span text:style-name="T3">int </text:span><text:span text:style-name="T6">cornerRadius) {</text:span></text:p>
      <text:p text:style-name="P3"><text:s text:c="12"/><text:span text:style-name="T3">this</text:span><text:span text:style-name="T6">.</text:span><text:span text:style-name="T12">cornerRadius </text:span><text:span text:style-name="T6">= cornerRadius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width(</text:span><text:span text:style-name="T3">int </text:span><text:span text:style-name="T6">width) {</text:span></text:p>
      <text:p text:style-name="P3"><text:s text:c="12"/><text:span text:style-name="T3">this</text:span><text:span text:style-name="T6">.</text:span><text:span text:style-name="T12">width </text:span><text:span text:style-name="T6">= width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height(</text:span><text:span text:style-name="T3">int </text:span><text:span text:style-name="T6">height) {</text:span></text:p>
      <text:p text:style-name="P3"><text:s text:c="12"/><text:span text:style-name="T3">this</text:span><text:span text:style-name="T6">.</text:span><text:span text:style-name="T12">height </text:span><text:span text:style-name="T6">= height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color(</text:span><text:span text:style-name="T3">int </text:span><text:span text:style-name="T6">color) {</text:span></text:p>
      <text:p text:style-name="P3"><text:s text:c="12"/><text:span text:style-name="T3">this</text:span><text:span text:style-name="T6">.</text:span><text:span text:style-name="T12">color </text:span><text:span text:style-name="T6">= color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colorPressed(</text:span><text:span text:style-name="T3">int </text:span><text:span text:style-name="T6">colorPressed) {</text:span></text:p>
      <text:p text:style-name="P3"><text:s text:c="12"/><text:span text:style-name="T3">this</text:span><text:span text:style-name="T6">.</text:span><text:span text:style-name="T12">colorPressed </text:span><text:span text:style-name="T6">= colorPressed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duration(</text:span><text:span text:style-name="T3">int </text:span><text:span text:style-name="T6">duration) {</text:span></text:p>
      <text:p text:style-name="P3"><text:soft-page-break/><text:s text:c="12"/><text:span text:style-name="T3">this</text:span><text:span text:style-name="T6">.</text:span><text:span text:style-name="T12">duration </text:span><text:span text:style-name="T6">= duration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strokeWidth(</text:span><text:span text:style-name="T3">int </text:span><text:span text:style-name="T6">strokeWidth) {</text:span></text:p>
      <text:p text:style-name="P3"><text:s text:c="12"/><text:span text:style-name="T3">this</text:span><text:span text:style-name="T6">.</text:span><text:span text:style-name="T12">strokeWidth </text:span><text:span text:style-name="T6">= strokeWidth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strokeColor(</text:span><text:span text:style-name="T3">int </text:span><text:span text:style-name="T6">strokeColor) {</text:span></text:p>
      <text:p text:style-name="P3"><text:s text:c="12"/><text:span text:style-name="T3">this</text:span><text:span text:style-name="T6">.</text:span><text:span text:style-name="T12">strokeColor </text:span><text:span text:style-name="T6">= strokeColor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animationListener(CustomButtonAnimation.Listener animationListener) {</text:span></text:p>
      <text:p text:style-name="P3"><text:s text:c="12"/><text:span text:style-name="T3">this</text:span><text:span text:style-name="T6">.</text:span><text:span text:style-name="T12">animationListener </text:span><text:span text:style-name="T6">= animationListener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4"/><text:span text:style-name="T6">}</text:span></text:p>
      <text:p text:style-name="P2">}</text:p>
      <text:p text:style-name="P5">5) Create Animation class named “CustomButtonAnimation”</text:p>
      <text:p text:style-name="P5"/>
      <text:p text:style-name="P1"><text:span text:style-name="T2">package </text:span>com.animatedbuttondemo.customview;</text:p>
      <text:p text:style-name="P4"><text:span text:style-name="T2">import </text:span>android.animation.Animator;</text:p>
      <text:p text:style-name="P4"><text:span text:style-name="T2">import </text:span>android.animation.AnimatorListenerAdapter;</text:p>
      <text:p text:style-name="P4"><text:span text:style-name="T2">import </text:span>android.animation.AnimatorSet;</text:p>
      <text:p text:style-name="P4"><text:span text:style-name="T2">import </text:span>android.animation.ArgbEvaluator;</text:p>
      <text:p text:style-name="P4"><text:span text:style-name="T2">import </text:span>android.animation.ObjectAnimator;</text:p>
      <text:p text:style-name="P4"><text:span text:style-name="T2">import </text:span>android.animation.ValueAnimator;</text:p>
      <text:p text:style-name="P4"><text:span text:style-name="T2">import </text:span><text:span text:style-name="T4">android.support.annotation.NonNull</text:span>;</text:p>
      <text:p text:style-name="P4"><text:span text:style-name="T2">import </text:span>android.view.ViewGroup;</text:p>
      <text:p text:style-name="P4"><text:span text:style-name="T2">public class </text:span>CustomButtonAnimation {</text:p>
      <text:p text:style-name="P3"><text:s text:c="4"/><text:span text:style-name="T3">public interface </text:span><text:span text:style-name="T6">Listener {</text:span></text:p>
      <text:p text:style-name="P3"><text:s text:c="8"/><text:span text:style-name="T3">void </text:span><text:span text:style-name="T6">onAnimationEnd();</text:span></text:p>
      <text:p text:style-name="P3"><text:s text:c="4"/><text:span text:style-name="T6">}</text:span></text:p>
      <text:p text:style-name="P3"><text:s text:c="4"/><text:span text:style-name="T3">public static class </text:span><text:span text:style-name="T6">Params {</text:span></text:p>
      <text:p text:style-name="P3"><text:s text:c="8"/><text:span text:style-name="T3">private float </text:span><text:span text:style-name="T12">fromCornerRadius</text:span><text:span text:style-name="T6">;</text:span></text:p>
      <text:p text:style-name="P3"><text:s text:c="8"/><text:span text:style-name="T3">private float </text:span><text:span text:style-name="T12">toCornerRadius</text:span><text:span text:style-name="T6">;</text:span></text:p>
      <text:p text:style-name="P3"><text:s text:c="8"/><text:span text:style-name="T3">private int </text:span><text:span text:style-name="T12">fromHeight</text:span><text:span text:style-name="T6">;</text:span></text:p>
      <text:p text:style-name="P3"><text:s text:c="8"/><text:span text:style-name="T3">private int </text:span><text:span text:style-name="T12">toHeight</text:span><text:span text:style-name="T6">;</text:span></text:p>
      <text:p text:style-name="P3"><text:s text:c="8"/><text:span text:style-name="T3">private int </text:span><text:span text:style-name="T12">fromWidth</text:span><text:span text:style-name="T6">;</text:span></text:p>
      <text:p text:style-name="P3"><text:s text:c="8"/><text:span text:style-name="T3">private int </text:span><text:span text:style-name="T12">toWidth</text:span><text:span text:style-name="T6">;</text:span></text:p>
      <text:p text:style-name="P3"><text:s text:c="8"/><text:span text:style-name="T3">private int </text:span><text:span text:style-name="T12">fromColor</text:span><text:span text:style-name="T6">;</text:span></text:p>
      <text:p text:style-name="P3"><text:s text:c="8"/><text:span text:style-name="T3">private int </text:span><text:span text:style-name="T12">toColor</text:span><text:span text:style-name="T6">;</text:span></text:p>
      <text:p text:style-name="P3"><text:s text:c="8"/><text:span text:style-name="T3">private int </text:span><text:span text:style-name="T12">duration</text:span><text:span text:style-name="T6">;</text:span></text:p>
      <text:p text:style-name="P3"><text:s text:c="8"/><text:span text:style-name="T3">private int </text:span><text:span text:style-name="T12">fromStrokeWidth</text:span><text:span text:style-name="T6">;</text:span></text:p>
      <text:p text:style-name="P3"><text:s text:c="8"/><text:span text:style-name="T3">private int </text:span><text:span text:style-name="T12">toStrokeWidth</text:span><text:span text:style-name="T6">;</text:span></text:p>
      <text:p text:style-name="P3"><text:s text:c="8"/><text:span text:style-name="T3">private int </text:span><text:span text:style-name="T12">fromStrokeColor</text:span><text:span text:style-name="T6">;</text:span></text:p>
      <text:p text:style-name="P3"><text:s text:c="8"/><text:span text:style-name="T3">private int </text:span><text:span text:style-name="T12">toStrokeColor</text:span><text:span text:style-name="T6">;</text:span></text:p>
      <text:p text:style-name="P3"><text:s text:c="8"/><text:span text:style-name="T3">private </text:span><text:span text:style-name="T6">CustomAnimatedButton </text:span><text:span text:style-name="T12">button</text:span><text:span text:style-name="T6">;</text:span></text:p>
      <text:p text:style-name="P3"><text:s text:c="8"/><text:span text:style-name="T3">private </text:span><text:span text:style-name="T6">CustomButtonAnimation.Listener </text:span><text:span text:style-name="T12">animationListener</text:span><text:span text:style-name="T6">;</text:span></text:p>
      <text:p text:style-name="P3"><text:s text:c="8"/><text:span text:style-name="T3">private </text:span><text:span text:style-name="T6">Params(</text:span><text:span text:style-name="T5">@NonNull </text:span><text:span text:style-name="T6">CustomAnimatedButton button) {</text:span></text:p>
      <text:p text:style-name="P3"><text:s text:c="12"/><text:span text:style-name="T3">this</text:span><text:span text:style-name="T6">.</text:span><text:span text:style-name="T12">button </text:span><text:span text:style-name="T6">= button;</text:span></text:p>
      <text:p text:style-name="P3"><text:s text:c="8"/><text:span text:style-name="T6">}</text:span></text:p>
      <text:p text:style-name="P3"><text:s text:c="8"/><text:span text:style-name="T3">public static </text:span><text:span text:style-name="T6">Params create(</text:span><text:span text:style-name="T5">@NonNull </text:span><text:span text:style-name="T6">CustomAnimatedButton button) {</text:span></text:p>
      <text:p text:style-name="P3"><text:s text:c="12"/><text:span text:style-name="T3">return new </text:span><text:span text:style-name="T6">Params(button);</text:span></text:p>
      <text:p text:style-name="P3"><text:s text:c="8"/><text:span text:style-name="T6">}</text:span></text:p>
      <text:p text:style-name="P3"><text:s text:c="8"/><text:span text:style-name="T3">public </text:span><text:span text:style-name="T6">Params duration(</text:span><text:span text:style-name="T3">int </text:span><text:span text:style-name="T6">duration) {</text:span></text:p>
      <text:p text:style-name="P3"><text:s text:c="12"/><text:span text:style-name="T3">this</text:span><text:span text:style-name="T6">.</text:span><text:span text:style-name="T12">duration </text:span><text:span text:style-name="T6">= duration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listener(</text:span><text:span text:style-name="T5">@NonNull </text:span><text:span text:style-name="T6">CustomButtonAnimation.Listener animationListener) {</text:span></text:p>
      <text:p text:style-name="P3"><text:s text:c="12"/><text:span text:style-name="T3">this</text:span><text:span text:style-name="T6">.</text:span><text:span text:style-name="T12">animationListener </text:span><text:span text:style-name="T6">= animationListener;</text:span></text:p>
      <text:p text:style-name="P3"><text:s text:c="12"/><text:span text:style-name="T3">return this</text:span><text:span text:style-name="T6">;</text:span></text:p>
      <text:p text:style-name="P3"><text:soft-page-break/><text:s text:c="8"/><text:span text:style-name="T6">}</text:span></text:p>
      <text:p text:style-name="P3"><text:s text:c="8"/><text:span text:style-name="T3">public </text:span><text:span text:style-name="T6">Params color(</text:span><text:span text:style-name="T3">int </text:span><text:span text:style-name="T6">fromColor, </text:span><text:span text:style-name="T3">int </text:span><text:span text:style-name="T6">toColor) {</text:span></text:p>
      <text:p text:style-name="P3"><text:s text:c="12"/><text:span text:style-name="T3">this</text:span><text:span text:style-name="T6">.</text:span><text:span text:style-name="T12">fromColor </text:span><text:span text:style-name="T6">= fromColor;</text:span></text:p>
      <text:p text:style-name="P3"><text:s text:c="12"/><text:span text:style-name="T3">this</text:span><text:span text:style-name="T6">.</text:span><text:span text:style-name="T12">toColor </text:span><text:span text:style-name="T6">= toColor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cornerRadius(</text:span><text:span text:style-name="T3">int </text:span><text:span text:style-name="T6">fromCornerRadius, </text:span><text:span text:style-name="T3">int </text:span><text:span text:style-name="T6">toCornerRadius) {</text:span></text:p>
      <text:p text:style-name="P3"><text:s text:c="12"/><text:span text:style-name="T3">this</text:span><text:span text:style-name="T6">.</text:span><text:span text:style-name="T12">fromCornerRadius </text:span><text:span text:style-name="T6">= fromCornerRadius;</text:span></text:p>
      <text:p text:style-name="P3"><text:s text:c="12"/><text:span text:style-name="T3">this</text:span><text:span text:style-name="T6">.</text:span><text:span text:style-name="T12">toCornerRadius </text:span><text:span text:style-name="T6">= toCornerRadius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height(</text:span><text:span text:style-name="T3">int </text:span><text:span text:style-name="T6">fromHeight, </text:span><text:span text:style-name="T3">int </text:span><text:span text:style-name="T6">toHeight) {</text:span></text:p>
      <text:p text:style-name="P3"><text:s text:c="12"/><text:span text:style-name="T3">this</text:span><text:span text:style-name="T6">.</text:span><text:span text:style-name="T12">fromHeight </text:span><text:span text:style-name="T6">= fromHeight;</text:span></text:p>
      <text:p text:style-name="P3"><text:s text:c="12"/><text:span text:style-name="T3">this</text:span><text:span text:style-name="T6">.</text:span><text:span text:style-name="T12">toHeight </text:span><text:span text:style-name="T6">= toHeight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width(</text:span><text:span text:style-name="T3">int </text:span><text:span text:style-name="T6">fromWidth, </text:span><text:span text:style-name="T3">int </text:span><text:span text:style-name="T6">toWidth) {</text:span></text:p>
      <text:p text:style-name="P3"><text:s text:c="12"/><text:span text:style-name="T3">this</text:span><text:span text:style-name="T6">.</text:span><text:span text:style-name="T12">fromWidth </text:span><text:span text:style-name="T6">= fromWidth;</text:span></text:p>
      <text:p text:style-name="P3"><text:s text:c="12"/><text:span text:style-name="T3">this</text:span><text:span text:style-name="T6">.</text:span><text:span text:style-name="T12">toWidth </text:span><text:span text:style-name="T6">= toWidth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strokeWidth(</text:span><text:span text:style-name="T3">int </text:span><text:span text:style-name="T6">fromStrokeWidth, </text:span><text:span text:style-name="T3">int </text:span><text:span text:style-name="T6">toStrokeWidth) {</text:span></text:p>
      <text:p text:style-name="P3"><text:s text:c="12"/><text:span text:style-name="T3">this</text:span><text:span text:style-name="T6">.</text:span><text:span text:style-name="T12">fromStrokeWidth </text:span><text:span text:style-name="T6">= fromStrokeWidth;</text:span></text:p>
      <text:p text:style-name="P3"><text:s text:c="12"/><text:span text:style-name="T3">this</text:span><text:span text:style-name="T6">.</text:span><text:span text:style-name="T12">toStrokeWidth </text:span><text:span text:style-name="T6">= toStrokeWidth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8"/><text:span text:style-name="T3">public </text:span><text:span text:style-name="T6">Params strokeColor(</text:span><text:span text:style-name="T3">int </text:span><text:span text:style-name="T6">fromStrokeColor, </text:span><text:span text:style-name="T3">int </text:span><text:span text:style-name="T6">toStrokeColor) {</text:span></text:p>
      <text:p text:style-name="P3"><text:s text:c="12"/><text:span text:style-name="T3">this</text:span><text:span text:style-name="T6">.</text:span><text:span text:style-name="T12">fromStrokeColor </text:span><text:span text:style-name="T6">= fromStrokeColor;</text:span></text:p>
      <text:p text:style-name="P3"><text:s text:c="12"/><text:span text:style-name="T3">this</text:span><text:span text:style-name="T6">.</text:span><text:span text:style-name="T12">toStrokeColor </text:span><text:span text:style-name="T6">= toStrokeColor;</text:span></text:p>
      <text:p text:style-name="P3"><text:s text:c="12"/><text:span text:style-name="T3">return this</text:span><text:span text:style-name="T6">;</text:span></text:p>
      <text:p text:style-name="P3"><text:s text:c="8"/><text:span text:style-name="T6">}</text:span></text:p>
      <text:p text:style-name="P3"><text:s text:c="4"/><text:span text:style-name="T6">}</text:span></text:p>
      <text:p text:style-name="P3"><text:s text:c="4"/><text:span text:style-name="T3">private </text:span><text:span text:style-name="T6">Params </text:span><text:span text:style-name="T12">mParams</text:span><text:span text:style-name="T6">;</text:span></text:p>
      <text:p text:style-name="P3"><text:s text:c="4"/><text:span text:style-name="T3">public </text:span><text:span text:style-name="T6">CustomButtonAnimation(</text:span><text:span text:style-name="T5">@NonNull </text:span><text:span text:style-name="T6">Params params) {</text:span></text:p>
      <text:p text:style-name="P3"><text:s text:c="8"/><text:span text:style-name="T12">mParams </text:span><text:span text:style-name="T6">= params;</text:span></text:p>
      <text:p text:style-name="P3"><text:s text:c="4"/><text:span text:style-name="T6">}</text:span></text:p>
      <text:p text:style-name="P3"><text:s text:c="4"/><text:span text:style-name="T3">public void </text:span><text:span text:style-name="T6">start() {</text:span></text:p>
      <text:p text:style-name="P3"><text:s text:c="8"/><text:span text:style-name="T6">StrokeGradientDrawable background = </text:span><text:span text:style-name="T12">mParams</text:span><text:span text:style-name="T6">.</text:span><text:span text:style-name="T12">button</text:span><text:span text:style-name="T6">.getDrawableNormal();</text:span></text:p>
      <text:p text:style-name="P3"><text:s text:c="8"/><text:span text:style-name="T6">ObjectAnimator cornerAnimation =</text:span></text:p>
      <text:p text:style-name="P3"><text:s text:c="16"/><text:span text:style-name="T6">ObjectAnimator.</text:span><text:span text:style-name="T7">ofFloat</text:span><text:span text:style-name="T6">(background, </text:span><text:span text:style-name="T15">"cornerRadius"</text:span><text:span text:style-name="T6">, </text:span><text:span text:style-name="T12">mParams</text:span><text:span text:style-name="T6">.</text:span><text:span text:style-name="T12">fromCornerRadius</text:span><text:span text:style-name="T6">, </text:span><text:span text:style-name="T12">mParams</text:span><text:span text:style-name="T6">.</text:span><text:span text:style-name="T12">toCornerRadius</text:span><text:span text:style-name="T6">);</text:span></text:p>
      <text:p text:style-name="P3"><text:s text:c="8"/><text:span text:style-name="T6">ObjectAnimator strokeWidthAnimation =</text:span></text:p>
      <text:p text:style-name="P3"><text:s text:c="16"/><text:span text:style-name="T6">ObjectAnimator.</text:span><text:span text:style-name="T7">ofInt</text:span><text:span text:style-name="T6">(background, </text:span><text:span text:style-name="T15">"strokeWidth"</text:span><text:span text:style-name="T6">, </text:span><text:span text:style-name="T12">mParams</text:span><text:span text:style-name="T6">.</text:span><text:span text:style-name="T12">fromStrokeWidth</text:span><text:span text:style-name="T6">, </text:span><text:span text:style-name="T12">mParams</text:span><text:span text:style-name="T6">.</text:span><text:span text:style-name="T12">toStrokeWidth</text:span><text:span text:style-name="T6">);</text:span></text:p>
      <text:p text:style-name="P3"><text:s text:c="8"/><text:span text:style-name="T6">ObjectAnimator strokeColorAnimation = ObjectAnimator.</text:span><text:span text:style-name="T7">ofInt</text:span><text:span text:style-name="T6">(background, </text:span><text:span text:style-name="T15">"strokeColor"</text:span><text:span text:style-name="T6">, </text:span><text:span text:style-name="T12">mParams</text:span><text:span text:style-name="T6">.</text:span><text:span text:style-name="T12">fromStrokeColor</text:span><text:span text:style-name="T6">, </text:span><text:span text:style-name="T12">mParams</text:span><text:span text:style-name="T6">.</text:span><text:span text:style-name="T12">toStrokeColor</text:span><text:span text:style-name="T6">);</text:span></text:p>
      <text:p text:style-name="P3"><text:s text:c="8"/><text:span text:style-name="T6">strokeColorAnimation.setEvaluator(</text:span><text:span text:style-name="T3">new </text:span><text:span text:style-name="T6">ArgbEvaluator());</text:span></text:p>
      <text:p text:style-name="P3"><text:s text:c="8"/><text:span text:style-name="T6">ObjectAnimator bgColorAnimation = ObjectAnimator.</text:span><text:span text:style-name="T7">ofInt</text:span><text:span text:style-name="T6">(background, </text:span><text:span text:style-name="T15">"color"</text:span><text:span text:style-name="T6">, </text:span><text:span text:style-name="T12">mParams</text:span><text:span text:style-name="T6">.</text:span><text:span text:style-name="T12">fromColor</text:span><text:span text:style-name="T6">, </text:span><text:span text:style-name="T12">mParams</text:span><text:span text:style-name="T6">.</text:span><text:span text:style-name="T12">toColor</text:span><text:span text:style-name="T6">);</text:span></text:p>
      <text:p text:style-name="P3"><text:s text:c="8"/><text:span text:style-name="T6">bgColorAnimation.setEvaluator(</text:span><text:span text:style-name="T3">new </text:span><text:span text:style-name="T6">ArgbEvaluator());</text:span></text:p>
      <text:p text:style-name="P3"><text:s text:c="8"/><text:span text:style-name="T6">ValueAnimator heightAnimation = ValueAnimator.</text:span><text:span text:style-name="T7">ofInt</text:span><text:span text:style-name="T6">(</text:span><text:span text:style-name="T12">mParams</text:span><text:span text:style-name="T6">.</text:span><text:span text:style-name="T12">fromHeight</text:span><text:span text:style-name="T6">, </text:span><text:span text:style-name="T12">mParams</text:span><text:span text:style-name="T6">.</text:span><text:span text:style-name="T12">toHeight</text:span><text:span text:style-name="T6">);</text:span></text:p>
      <text:p text:style-name="P3"><text:s text:c="8"/><text:span text:style-name="T6">heightAnimation.addUpdateListener(</text:span><text:span text:style-name="T3">new </text:span><text:span text:style-name="T6">ValueAnimator.AnimatorUpdateListener() {</text:span></text:p>
      <text:p text:style-name="P3"><text:s text:c="12"/><text:span text:style-name="T5">@Override</text:span></text:p>
      <text:p text:style-name="P3"><text:span text:style-name="T4"><text:s text:c="12"/></text:span><text:span text:style-name="T3">public void </text:span><text:span text:style-name="T6">onAnimationUpdate(ValueAnimator valueAnimator) {</text:span></text:p>
      <text:p text:style-name="P3"><text:s text:c="16"/><text:span text:style-name="T3">int </text:span><text:span text:style-name="T6">val = (Integer) valueAnimator.getAnimatedValue();</text:span></text:p>
      <text:p text:style-name="P3"><text:s text:c="16"/><text:span text:style-name="T6">ViewGroup.LayoutParams layoutParams = </text:span><text:span text:style-name="T12">mParams</text:span><text:span text:style-name="T6">.</text:span><text:span text:style-name="T12">button</text:span><text:span text:style-name="T6">.getLayoutParams();</text:span></text:p>
      <text:p text:style-name="P3"><text:s text:c="16"/><text:span text:style-name="T6">layoutParams.</text:span><text:span text:style-name="T12">height </text:span><text:span text:style-name="T6">= val;</text:span></text:p>
      <text:p text:style-name="P3"><text:s text:c="16"/><text:span text:style-name="T12">mParams</text:span><text:span text:style-name="T6">.</text:span><text:span text:style-name="T12">button</text:span><text:span text:style-name="T6">.setLayoutParams(layoutParams);</text:span></text:p>
      <text:p text:style-name="P3"><text:s text:c="12"/><text:span text:style-name="T6">}</text:span></text:p>
      <text:p text:style-name="P3"><text:s text:c="8"/><text:span text:style-name="T6">});</text:span></text:p>
      <text:p text:style-name="P3"><text:s text:c="8"/><text:span text:style-name="T6">ValueAnimator widthAnimation = ValueAnimator.</text:span><text:span text:style-name="T7">ofInt</text:span><text:span text:style-name="T6">(</text:span><text:span text:style-name="T12">mParams</text:span><text:span text:style-name="T6">.</text:span><text:span text:style-name="T12">fromWidth</text:span><text:span text:style-name="T6">, </text:span><text:span text:style-name="T12">mParams</text:span><text:span text:style-name="T6">.</text:span><text:span text:style-name="T12">toWidth</text:span><text:span text:style-name="T6">);</text:span></text:p>
      <text:p text:style-name="P3"><text:s text:c="8"/><text:span text:style-name="T6">widthAnimation.addUpdateListener(</text:span><text:span text:style-name="T3">new </text:span><text:span text:style-name="T6">ValueAnimator.AnimatorUpdateListener() {</text:span></text:p>
      <text:p text:style-name="P3"><text:soft-page-break/><text:s text:c="12"/><text:span text:style-name="T5">@Override</text:span></text:p>
      <text:p text:style-name="P3"><text:span text:style-name="T4"><text:s text:c="12"/></text:span><text:span text:style-name="T3">public void </text:span><text:span text:style-name="T6">onAnimationUpdate(ValueAnimator valueAnimator) {</text:span></text:p>
      <text:p text:style-name="P3"><text:s text:c="16"/><text:span text:style-name="T3">int </text:span><text:span text:style-name="T6">val = (Integer) valueAnimator.getAnimatedValue();</text:span></text:p>
      <text:p text:style-name="P3"><text:s text:c="16"/><text:span text:style-name="T6">ViewGroup.LayoutParams layoutParams = </text:span><text:span text:style-name="T12">mParams</text:span><text:span text:style-name="T6">.</text:span><text:span text:style-name="T12">button</text:span><text:span text:style-name="T6">.getLayoutParams();</text:span></text:p>
      <text:p text:style-name="P3"><text:s text:c="16"/><text:span text:style-name="T6">layoutParams.</text:span><text:span text:style-name="T12">width </text:span><text:span text:style-name="T6">= val;</text:span></text:p>
      <text:p text:style-name="P3"><text:s text:c="16"/><text:span text:style-name="T12">mParams</text:span><text:span text:style-name="T6">.</text:span><text:span text:style-name="T12">button</text:span><text:span text:style-name="T6">.setLayoutParams(layoutParams);</text:span></text:p>
      <text:p text:style-name="P3"><text:s text:c="12"/><text:span text:style-name="T6">}</text:span></text:p>
      <text:p text:style-name="P3"><text:s text:c="8"/><text:span text:style-name="T6">});</text:span></text:p>
      <text:p text:style-name="P3"><text:s text:c="8"/><text:span text:style-name="T6">AnimatorSet animatorSet = </text:span><text:span text:style-name="T3">new </text:span><text:span text:style-name="T6">AnimatorSet();</text:span></text:p>
      <text:p text:style-name="P3"><text:s text:c="8"/><text:span text:style-name="T6">animatorSet.setDuration(</text:span><text:span text:style-name="T12">mParams</text:span><text:span text:style-name="T6">.</text:span><text:span text:style-name="T12">duration</text:span><text:span text:style-name="T6">);</text:span></text:p>
      <text:p text:style-name="P3"><text:s text:c="8"/><text:span text:style-name="T6">animatorSet.playTogether(strokeWidthAnimation, strokeColorAnimation, cornerAnimation, bgColorAnimation,</text:span></text:p>
      <text:p text:style-name="P3"><text:s text:c="16"/><text:span text:style-name="T6">heightAnimation, widthAnimation);</text:span></text:p>
      <text:p text:style-name="P3"><text:s text:c="8"/><text:span text:style-name="T6">animatorSet.addListener(</text:span><text:span text:style-name="T3">new </text:span><text:span text:style-name="T6">AnimatorListenerAdapter() {</text:span></text:p>
      <text:p text:style-name="P3"><text:s text:c="12"/><text:span text:style-name="T5">@Override</text:span></text:p>
      <text:p text:style-name="P3"><text:span text:style-name="T4"><text:s text:c="12"/></text:span><text:span text:style-name="T3">public void </text:span><text:span text:style-name="T6">onAnimationEnd(Animator animation) {</text:span></text:p>
      <text:p text:style-name="P3"><text:s text:c="16"/><text:span text:style-name="T3">if </text:span><text:span text:style-name="T6">(</text:span><text:span text:style-name="T12">mParams</text:span><text:span text:style-name="T6">.</text:span><text:span text:style-name="T12">animationListener </text:span><text:span text:style-name="T6">!= </text:span><text:span text:style-name="T3">null</text:span><text:span text:style-name="T6">) {</text:span></text:p>
      <text:p text:style-name="P3"><text:s text:c="20"/><text:span text:style-name="T12">mParams</text:span><text:span text:style-name="T6">.</text:span><text:span text:style-name="T12">animationListener</text:span><text:span text:style-name="T6">.onAnimationEnd();</text:span></text:p>
      <text:p text:style-name="P3"><text:s text:c="16"/><text:span text:style-name="T6">}</text:span></text:p>
      <text:p text:style-name="P3"><text:s text:c="12"/><text:span text:style-name="T6">}</text:span></text:p>
      <text:p text:style-name="P3"><text:s text:c="8"/><text:span text:style-name="T6">});</text:span></text:p>
      <text:p text:style-name="P3"><text:s text:c="8"/><text:span text:style-name="T6">animatorSet.start();</text:span></text:p>
      <text:p text:style-name="P3"><text:s text:c="4"/><text:span text:style-name="T6">}</text:span></text:p>
      <text:p text:style-name="P2">}</text:p>
      <text:p text:style-name="P6"><text:span text:style-name="T1">6) Create Gradient class to apply gradient for Button “StrokeGradientDrawable”<text:line-break/></text:span><text:span text:style-name="T3">package </text:span><text:span text:style-name="T18">com.animatedbuttondemo.customview;</text:span></text:p>
      <text:p text:style-name="P4"><text:span text:style-name="T2">import </text:span>android.graphics.drawable.GradientDrawable;</text:p>
      <text:p text:style-name="P4"><text:span text:style-name="T2">public class </text:span>StrokeGradientDrawable {</text:p>
      <text:p text:style-name="P3"><text:s text:c="4"/><text:span text:style-name="T3">private int </text:span><text:span text:style-name="T12">mStrokeWidth</text:span><text:span text:style-name="T6">;</text:span></text:p>
      <text:p text:style-name="P3"><text:s text:c="4"/><text:span text:style-name="T3">private int </text:span><text:span text:style-name="T12">mStrokeColor</text:span><text:span text:style-name="T6">;</text:span></text:p>
      <text:p text:style-name="P3"><text:s text:c="4"/><text:span text:style-name="T3">private </text:span><text:span text:style-name="T6">GradientDrawable </text:span><text:span text:style-name="T12">mGradientDrawable</text:span><text:span text:style-name="T6">;</text:span></text:p>
      <text:p text:style-name="P3"><text:s text:c="4"/><text:span text:style-name="T3">private float </text:span><text:span text:style-name="T12">mRadius</text:span><text:span text:style-name="T6">;</text:span></text:p>
      <text:p text:style-name="P3"><text:s text:c="4"/><text:span text:style-name="T3">private int </text:span><text:span text:style-name="T12">mColor</text:span><text:span text:style-name="T6">;</text:span></text:p>
      <text:p text:style-name="P3"><text:s text:c="4"/><text:span text:style-name="T3">public </text:span><text:span text:style-name="T6">StrokeGradientDrawable(GradientDrawable drawable) {</text:span></text:p>
      <text:p text:style-name="P3"><text:s text:c="8"/><text:span text:style-name="T12">mGradientDrawable </text:span><text:span text:style-name="T6">= drawable;</text:span></text:p>
      <text:p text:style-name="P3"><text:s text:c="4"/><text:span text:style-name="T6">}</text:span></text:p>
      <text:p text:style-name="P3"><text:s text:c="4"/><text:span text:style-name="T3">public int </text:span><text:span text:style-name="T6">getStrokeWidth() {</text:span></text:p>
      <text:p text:style-name="P3"><text:s text:c="8"/><text:span text:style-name="T3">return </text:span><text:span text:style-name="T12">mStrokeWidth</text:span><text:span text:style-name="T6">;</text:span></text:p>
      <text:p text:style-name="P3"><text:s text:c="4"/><text:span text:style-name="T6">}</text:span></text:p>
      <text:p text:style-name="P3"><text:s text:c="4"/><text:span text:style-name="T3">public void </text:span><text:span text:style-name="T6">setStrokeWidth(</text:span><text:span text:style-name="T3">int </text:span><text:span text:style-name="T6">strokeWidth) {</text:span></text:p>
      <text:p text:style-name="P3"><text:s text:c="8"/><text:span text:style-name="T12">mStrokeWidth </text:span><text:span text:style-name="T6">= strokeWidth;</text:span></text:p>
      <text:p text:style-name="P3"><text:s text:c="8"/><text:span text:style-name="T12">mGradientDrawable</text:span><text:span text:style-name="T6">.setStroke(strokeWidth, getStrokeColor());</text:span></text:p>
      <text:p text:style-name="P3"><text:s text:c="4"/><text:span text:style-name="T6">}</text:span></text:p>
      <text:p text:style-name="P3"><text:s text:c="4"/><text:span text:style-name="T3">public int </text:span><text:span text:style-name="T6">getStrokeColor() {</text:span></text:p>
      <text:p text:style-name="P3"><text:s text:c="8"/><text:span text:style-name="T3">return </text:span><text:span text:style-name="T12">mStrokeColor</text:span><text:span text:style-name="T6">;</text:span></text:p>
      <text:p text:style-name="P3"><text:s text:c="4"/><text:span text:style-name="T6">}</text:span></text:p>
      <text:p text:style-name="P3"><text:s text:c="4"/><text:span text:style-name="T3">public void </text:span><text:span text:style-name="T6">setStrokeColor(</text:span><text:span text:style-name="T3">int </text:span><text:span text:style-name="T6">strokeColor) {</text:span></text:p>
      <text:p text:style-name="P3"><text:s text:c="8"/><text:span text:style-name="T12">mStrokeColor </text:span><text:span text:style-name="T6">= strokeColor;</text:span></text:p>
      <text:p text:style-name="P3"><text:s text:c="8"/><text:span text:style-name="T12">mGradientDrawable</text:span><text:span text:style-name="T6">.setStroke(getStrokeWidth(), strokeColor);</text:span></text:p>
      <text:p text:style-name="P3"><text:s text:c="4"/><text:span text:style-name="T6">}</text:span></text:p>
      <text:p text:style-name="P3"><text:s text:c="4"/><text:span text:style-name="T3">public void </text:span><text:span text:style-name="T6">setCornerRadius(</text:span><text:span text:style-name="T3">float </text:span><text:span text:style-name="T6">radius) {</text:span></text:p>
      <text:p text:style-name="P3"><text:s text:c="8"/><text:span text:style-name="T12">mRadius </text:span><text:span text:style-name="T6">= radius;</text:span></text:p>
      <text:p text:style-name="P3"><text:s text:c="8"/><text:span text:style-name="T12">mGradientDrawable</text:span><text:span text:style-name="T6">.setCornerRadius(radius);</text:span></text:p>
      <text:p text:style-name="P3"><text:s text:c="4"/><text:span text:style-name="T6">}</text:span></text:p>
      <text:p text:style-name="P3"><text:s text:c="4"/><text:span text:style-name="T3">public void </text:span><text:span text:style-name="T6">setColor(</text:span><text:span text:style-name="T3">int </text:span><text:span text:style-name="T6">color) {</text:span></text:p>
      <text:p text:style-name="P3"><text:s text:c="8"/><text:span text:style-name="T12">mColor </text:span><text:span text:style-name="T6">= color;</text:span></text:p>
      <text:p text:style-name="P3"><text:s text:c="8"/><text:span text:style-name="T12">mGradientDrawable</text:span><text:span text:style-name="T6">.setColor(color);</text:span></text:p>
      <text:p text:style-name="P3"><text:s text:c="4"/><text:span text:style-name="T6">}</text:span></text:p>
      <text:p text:style-name="P3"><text:s text:c="4"/><text:span text:style-name="T3">public int </text:span><text:span text:style-name="T6">getColor() {</text:span></text:p>
      <text:p text:style-name="P3"><text:s text:c="8"/><text:span text:style-name="T3">return </text:span><text:span text:style-name="T12">mColor</text:span><text:span text:style-name="T6">;</text:span></text:p>
      <text:p text:style-name="P3"><text:s text:c="4"/><text:span text:style-name="T6">}</text:span></text:p>
      <text:p text:style-name="P3"><text:s text:c="4"/><text:span text:style-name="T3">public float </text:span><text:span text:style-name="T6">getRadius() {</text:span></text:p>
      <text:p text:style-name="P3"><text:s text:c="8"/><text:span text:style-name="T3">return </text:span><text:span text:style-name="T12">mRadius</text:span><text:span text:style-name="T6">;</text:span></text:p>
      <text:p text:style-name="P3"><text:soft-page-break/><text:s text:c="4"/><text:span text:style-name="T6">}</text:span></text:p>
      <text:p text:style-name="P3"><text:s text:c="4"/><text:span text:style-name="T3">public </text:span><text:span text:style-name="T6">GradientDrawable getGradientDrawable() {</text:span></text:p>
      <text:p text:style-name="P3"><text:s text:c="8"/><text:span text:style-name="T3">return </text:span><text:span text:style-name="T12">mGradientDrawable</text:span><text:span text:style-name="T6">;</text:span></text:p>
      <text:p text:style-name="P3"><text:s text:c="4"/><text:span text:style-name="T6">}</text:span></text:p>
      <text:p text:style-name="P2">}</text:p>
      <text:p text:style-name="P5"/>
      <text:p text:style-name="P5"/>
      <text:p text:style-name="P5">7) Create XML file and use Custom view button in it.<text:line-break/>[SSAnimBtDemo5]</text:p>
      <text:p text:style-name="P5"/>
      <text:p text:style-name="P5">8) Select color for button set width,height,corner parameter for button in default.xml of values folder.<text:line-break/>[SSAnimBtDemo4]</text:p>
      <text:p text:style-name="P5"/>
      <text:p text:style-name="P6"><text:span text:style-name="T1">9) Manage Click event in Main Class.</text:span></text:p>
      <text:p text:style-name="P7"/>
      <text:p text:style-name="P7"><text:tab/>// <text:span text:style-name="T1">Find button by findviewbyid</text:span></text:p>
      <text:p text:style-name="P3"><text:s text:c="8"/><text:span text:style-name="T3">final </text:span><text:span text:style-name="T6">CustomAnimatedButton btnAnimated1 = (CustomAnimatedButton) f indViewById(R.id.</text:span><text:span text:style-name="T13">btnAnimated</text:span><text:span text:style-name="T6">);</text:span></text:p>
      <text:p text:style-name="P3"/>
      <text:p text:style-name="P3"><text:span text:style-name="T6">// </text:span><text:span text:style-name="T10">Set OnClickEvent Of the Button</text:span></text:p>
      <text:p text:style-name="P3"><text:s text:c="8"/><text:span text:style-name="T6">btnAnimated1.setOnClickListener(</text:span><text:span text:style-name="T3">new </text:span><text:span text:style-name="T6">View.OnClickListener() {</text:span></text:p>
      <text:p text:style-name="P3"><text:s text:c="12"/><text:span text:style-name="T5">@Override</text:span></text:p>
      <text:p text:style-name="P3"><text:span text:style-name="T4"><text:s text:c="12"/></text:span><text:span text:style-name="T3">public void </text:span><text:span text:style-name="T6">onClick(View view) {</text:span></text:p>
      <text:p text:style-name="P3"><text:s text:c="16"/><text:span text:style-name="T6">onAnimatedButton1Clicked(</text:span><text:span text:style-name="T11">btnAnimated1</text:span><text:span text:style-name="T6">);</text:span></text:p>
      <text:p text:style-name="P3"><text:s text:c="12"/><text:span text:style-name="T6">}</text:span></text:p>
      <text:p text:style-name="P3"><text:s text:c="8"/><text:span text:style-name="T6">});</text:span></text:p>
      <text:p text:style-name="P3"><text:s text:c="8"/><text:span text:style-name="T6">buttonToSquare(btnAnimated1, </text:span><text:span text:style-name="T14">0</text:span><text:span text:style-name="T6">);</text:span></text:p>
      <text:p text:style-name="P3"><text:s text:c="4"/></text:p>
      <text:p text:style-name="P3"/>
      <text:p text:style-name="P3">// <text:span text:style-name="T1">Handle Animation of OnClick Event of Button.</text:span></text:p>
      <text:p text:style-name="P3"><text:s text:c="4"/><text:span text:style-name="T3">private void </text:span><text:span text:style-name="T6">onAnimatedButton1Clicked(</text:span><text:span text:style-name="T3">final </text:span><text:span text:style-name="T6">CustomAnimatedButton btnAnimated) {</text:span></text:p>
      <text:p text:style-name="P3"><text:s text:c="8"/><text:span text:style-name="T3">if </text:span><text:span text:style-name="T6">(</text:span><text:span text:style-name="T12">mBtCounter1 </text:span><text:span text:style-name="T6">== </text:span><text:span text:style-name="T14">0</text:span><text:span text:style-name="T6">) {</text:span></text:p>
      <text:p text:style-name="P3"><text:s text:c="12"/><text:span text:style-name="T12">mBtCounter1</text:span><text:span text:style-name="T6">++;</text:span></text:p>
      <text:p text:style-name="P3"><text:s text:c="12"/><text:span text:style-name="T6">buttonToSquare(btnAnimated, integer(R.integer.</text:span><text:span text:style-name="T13">bt_animation</text:span><text:span text:style-name="T6">));</text:span></text:p>
      <text:p text:style-name="P3"><text:s text:c="8"/><text:span text:style-name="T6">} </text:span><text:span text:style-name="T3">else if </text:span><text:span text:style-name="T6">(</text:span><text:span text:style-name="T12">mBtCounter1 </text:span><text:span text:style-name="T6">== </text:span><text:span text:style-name="T14">1</text:span><text:span text:style-name="T6">) {</text:span></text:p>
      <text:p text:style-name="P3"><text:s text:c="12"/><text:span text:style-name="T12">mBtCounter1 </text:span><text:span text:style-name="T6">= </text:span><text:span text:style-name="T14">0</text:span><text:span text:style-name="T6">;</text:span></text:p>
      <text:p text:style-name="P3"><text:s text:c="12"/><text:span text:style-name="T6">buttonToSuccess(btnAnimated);</text:span></text:p>
      <text:p text:style-name="P3"><text:s text:c="8"/><text:span text:style-name="T6">}</text:span></text:p>
      <text:p text:style-name="P3"><text:s text:c="4"/><text:span text:style-name="T6">}</text:span></text:p>
      <text:p text:style-name="P3"/>
      <text:p text:style-name="P3"/>
      <text:p text:style-name="P3"><text:span text:style-name="T6">// </text:span><text:span text:style-name="T10">Set Button As Sqaure</text:span></text:p>
      <text:p text:style-name="P3"><text:s text:c="4"/><text:span text:style-name="T3">private void </text:span><text:span text:style-name="T6">buttonToSquare(</text:span><text:span text:style-name="T3">final </text:span><text:span text:style-name="T6">CustomAnimatedButton btnMorph, </text:span><text:span text:style-name="T3">int </text:span><text:span text:style-name="T6">duration) {</text:span></text:p>
      <text:p text:style-name="P3"><text:s text:c="8"/><text:span text:style-name="T6">CustomAnimatedButton.Params square = CustomAnimatedButton.Params.</text:span><text:span text:style-name="T7">create</text:span><text:span text:style-name="T6">()</text:span></text:p>
      <text:p text:style-name="P3"><text:s text:c="16"/><text:span text:style-name="T6">.duration(duration)</text:span></text:p>
      <text:p text:style-name="P3"><text:s text:c="16"/><text:span text:style-name="T6">.cornerRadius(dimen(R.dimen.</text:span><text:span text:style-name="T13">bt_corner_radius_2</text:span><text:span text:style-name="T6">))</text:span></text:p>
      <text:p text:style-name="P3"><text:s text:c="16"/><text:span text:style-name="T6">.width(dimen(R.dimen.</text:span><text:span text:style-name="T13">bt_width_200</text:span><text:span text:style-name="T6">))</text:span></text:p>
      <text:p text:style-name="P3"><text:s text:c="16"/><text:span text:style-name="T6">.height(dimen(R.dimen.</text:span><text:span text:style-name="T13">bt_height_56</text:span><text:span text:style-name="T6">))</text:span></text:p>
      <text:p text:style-name="P3"><text:s text:c="16"/><text:span text:style-name="T6">.color(color(R.color.</text:span><text:span text:style-name="T13">bt_purple</text:span><text:span text:style-name="T6">))</text:span></text:p>
      <text:p text:style-name="P3"><text:s text:c="16"/><text:span text:style-name="T6">.colorPressed(color(R.color.</text:span><text:span text:style-name="T13">bt_purple_dark</text:span><text:span text:style-name="T6">))</text:span></text:p>
      <text:p text:style-name="P3"><text:s text:c="16"/><text:span text:style-name="T6">.text(getString(R.string.</text:span><text:span text:style-name="T13">bt_button</text:span><text:span text:style-name="T6">));</text:span></text:p>
      <text:p text:style-name="P3"><text:s text:c="8"/><text:span text:style-name="T6">btnMorph.animation(square);</text:span></text:p>
      <text:p text:style-name="P3"><text:s text:c="4"/><text:span text:style-name="T6">}</text:span></text:p>
      <text:p text:style-name="P3"/>
      <text:p text:style-name="P3"><text:span text:style-name="T6">// </text:span><text:span text:style-name="T10">Set Button As Rounded </text:span></text:p>
      <text:p text:style-name="P3"><text:s text:c="4"/><text:span text:style-name="T3">private void </text:span><text:span text:style-name="T6">buttonToSuccess(</text:span><text:span text:style-name="T3">final </text:span><text:span text:style-name="T6">CustomAnimatedButton btnMorph) {</text:span></text:p>
      <text:p text:style-name="P3"><text:s text:c="8"/><text:span text:style-name="T6">CustomAnimatedButton.Params circle = CustomAnimatedButton.Params.</text:span><text:span text:style-name="T7">create</text:span><text:span text:style-name="T6">()</text:span></text:p>
      <text:p text:style-name="P3"><text:s text:c="16"/><text:span text:style-name="T6">.duration(integer(R.integer.</text:span><text:span text:style-name="T13">bt_animation</text:span><text:span text:style-name="T6">))</text:span></text:p>
      <text:p text:style-name="P3"><text:s text:c="16"/><text:span text:style-name="T6">.cornerRadius(dimen(R.dimen.</text:span><text:span text:style-name="T13">bt_height_56</text:span><text:span text:style-name="T6">))</text:span></text:p>
      <text:p text:style-name="P3"><text:soft-page-break/><text:s text:c="16"/><text:span text:style-name="T6">.width(dimen(R.dimen.</text:span><text:span text:style-name="T13">bt_height_56</text:span><text:span text:style-name="T6">))</text:span></text:p>
      <text:p text:style-name="P3"><text:s text:c="16"/><text:span text:style-name="T6">.height(dimen(R.dimen.</text:span><text:span text:style-name="T13">bt_height_56</text:span><text:span text:style-name="T6">))</text:span></text:p>
      <text:p text:style-name="P3"><text:s text:c="16"/><text:span text:style-name="T6">.color(color(R.color.</text:span><text:span text:style-name="T13">bt_red</text:span><text:span text:style-name="T6">))</text:span></text:p>
      <text:p text:style-name="P3"><text:s text:c="16"/><text:span text:style-name="T6">.colorPressed(color(R.color.</text:span><text:span text:style-name="T13">bt_red_dark</text:span><text:span text:style-name="T6">))</text:span></text:p>
      <text:p text:style-name="P3"><text:s text:c="16"/><text:span text:style-name="T6">.icon(R.drawable.</text:span><text:span text:style-name="T13">ic_done</text:span><text:span text:style-name="T6">);</text:span></text:p>
      <text:p text:style-name="P3"><text:s text:c="8"/><text:span text:style-name="T6">btnMorph.animation(circle);</text:span></text:p>
      <text:p text:style-name="P3"><text:s text:c="4"/><text:span text:style-name="T6">}</text:span></text:p>
      <text:p text:style-name="P2">}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tsys016-2 </meta:initial-creator>
    <meta:creation-date>2016-09-22T12:17:18.844385098</meta:creation-date>
    <dc:date>2016-09-22T12:32:45.940888138</dc:date>
    <dc:creator>Sotsys016-2 </dc:creator>
    <meta:editing-duration>PT6S</meta:editing-duration>
    <meta:editing-cycles>1</meta:editing-cycles>
    <meta:document-statistic meta:table-count="0" meta:image-count="0" meta:object-count="0" meta:page-count="9" meta:paragraph-count="475" meta:word-count="1401" meta:character-count="18616" meta:non-whitespace-character-count="13823"/>
    <meta:generator>LibreOffice/4.2.8.2$Linux_X86_64 LibreOffice_project/420m0$Build-2</meta:generator>
  </office:meta>
</office:document-meta>
</file>